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56000022865AB54ECC.svm"/>
  <manifest:file-entry manifest:media-type="" manifest:full-path="Pictures/2000000700005619000030FE09778773.svm"/>
  <manifest:file-entry manifest:media-type="" manifest:full-path="Pictures/2000000700005123000068499DDE84E9.svm"/>
  <manifest:file-entry manifest:media-type="" manifest:full-path="Pictures/2000000700006353000040301CFAA378.svm"/>
  <manifest:file-entry manifest:media-type="" manifest:full-path="Pictures/200000070000631F0000172841F405D8.svm"/>
  <manifest:file-entry manifest:media-type="" manifest:full-path="Pictures/2000000700007B9D0000133A8FD092B2.svm"/>
  <manifest:file-entry manifest:media-type="" manifest:full-path="Pictures/200000070000615D000039ADA4F939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Menlo" svg:font-family="Menlo, Monaco, Consolas, 'Courier New', monospace"/>
    <style:font-face style:name="Nexa" svg:font-family="Nexa"/>
    <style:font-face style:name="Nexa1" svg:font-family="Nexa, Monsterrat,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3.1035in" table:align="left" fo:background-color="transparent">
        <style:background-image/>
      </style:table-properties>
    </style:style>
    <style:style style:name="Table1.A" style:family="table-column">
      <style:table-column-properties style:column-width="0.1674in"/>
    </style:style>
    <style:style style:name="Table1.B" style:family="table-column">
      <style:table-column-properties style:column-width="2.9361in"/>
    </style:style>
    <style:style style:name="Table1.A1" style:family="table-cell">
      <style:table-cell-properties style:vertical-align="middle" fo:background-color="#354a5f" fo:padding="0.0194in" fo:border="none">
        <style:background-image/>
      </style:table-cell-properties>
    </style:style>
    <style:style style:name="Table1.B1" style:family="table-cell">
      <style:table-cell-properties style:vertical-align="middle" fo:padding="0.0194in" fo:border="none"/>
    </style:style>
    <style:style style:name="Table2" style:family="table">
      <style:table-properties style:width="4.0785in" table:align="left" fo:background-color="transparent">
        <style:background-image/>
      </style:table-properties>
    </style:style>
    <style:style style:name="Table2.A" style:family="table-column">
      <style:table-column-properties style:column-width="0.1674in"/>
    </style:style>
    <style:style style:name="Table2.B" style:family="table-column">
      <style:table-column-properties style:column-width="3.9111in"/>
    </style:style>
    <style:style style:name="Table2.A1" style:family="table-cell">
      <style:table-cell-properties style:vertical-align="middle" fo:background-color="#354a5f" fo:padding="0.0194in" fo:border="none">
        <style:background-image/>
      </style:table-cell-properties>
    </style:style>
    <style:style style:name="Table2.B1" style:family="table-cell">
      <style:table-cell-properties style:vertical-align="middle" fo:padding="0.0194in" fo:border="none"/>
    </style:style>
    <style:style style:name="Table3" style:family="table">
      <style:table-properties style:width="3.4521in" table:align="left" fo:background-color="transparent">
        <style:background-image/>
      </style:table-properties>
    </style:style>
    <style:style style:name="Table3.A" style:family="table-column">
      <style:table-column-properties style:column-width="0.2507in"/>
    </style:style>
    <style:style style:name="Table3.B" style:family="table-column">
      <style:table-column-properties style:column-width="3.2014in"/>
    </style:style>
    <style:style style:name="Table3.A1" style:family="table-cell">
      <style:table-cell-properties style:vertical-align="middle" fo:background-color="#354a5f" fo:padding="0.0194in" fo:border="none">
        <style:background-image/>
      </style:table-cell-properties>
    </style:style>
    <style:style style:name="Table3.B1" style:family="table-cell">
      <style:table-cell-properties style:vertical-align="middle" fo:padding="0.0194in"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variant="normal" fo:text-transform="none" fo:color="#354a5f" style:font-name="Times New Roman" fo:font-size="12pt" fo:letter-spacing="normal" fo:font-style="normal" fo:font-weight="normal"/>
    </style:style>
    <style:style style:name="P5" style:family="paragraph" style:parent-style-name="Standard">
      <style:paragraph-properties style:line-height-at-least="0.198in"/>
      <style:text-properties fo:color="#cccccc" fo:background-color="#1f1f1f"/>
    </style:style>
    <style:style style:name="P6" style:family="paragraph" style:parent-style-name="Preformatted_20_Text">
      <style:paragraph-properties fo:margin-left="0in" fo:margin-right="0in" fo:margin-top="0in" fo:margin-bottom="0in" fo:line-height="142%" fo:text-indent="0in" style:auto-text-indent="false" fo:background-color="#354a5f" fo:padding="0.0193in" fo:border="0.0008in solid #777777">
        <style:background-image/>
      </style:paragraph-properties>
      <style:text-properties fo:color="#ffffff" style:font-name="Menlo" fo:font-size="10.5pt"/>
    </style:style>
    <style:style style:name="P7" style:family="paragraph" style:parent-style-name="Preformatted_20_Text">
      <style:paragraph-properties fo:margin-left="0in" fo:margin-right="0in" fo:margin-top="0in" fo:margin-bottom="0in" fo:line-height="142%" fo:text-indent="0in" style:auto-text-indent="false" fo:background-color="transparent" fo:padding="0in" fo:border="none">
        <style:background-image/>
      </style:paragraph-properties>
      <style:text-properties fo:color="#ffffff" style:font-name="Menlo" fo:font-size="10.5pt"/>
    </style:style>
    <style:style style:name="P8" style:family="paragraph" style:parent-style-name="Preformatted_20_Text">
      <style:paragraph-properties fo:margin-left="0in" fo:margin-right="0in" fo:margin-top="0in" fo:margin-bottom="0in" fo:line-height="142%" fo:text-indent="0in" style:auto-text-indent="false" fo:background-color="transparent" fo:padding="0in" fo:border="none">
        <style:background-image/>
      </style:paragraph-properties>
      <style:text-properties fo:color="#ffffff"/>
    </style:style>
    <style:style style:name="P9" style:family="paragraph" style:parent-style-name="Text_20_body">
      <style:paragraph-properties fo:margin-left="0in" fo:margin-right="0in" fo:margin-top="0in" fo:margin-bottom="0in" fo:orphans="2" fo:widows="2" fo:text-indent="0in" style:auto-text-indent="false" fo:padding="0.0193in" fo:border="0.0008in solid #354a5f"/>
    </style:style>
    <style:style style:name="P10"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style="normal" fo:font-weight="bold" style:font-style-asian="normal" style:font-weight-asian="bold" style:font-style-complex="normal"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paragraph-properties fo:margin-left="0in" fo:margin-right="0in"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cccccc" style:font-name="Consolas" fo:font-size="10.5pt" fo:font-style="normal" fo:font-weight="normal" fo:background-color="#1f1f1f" style:font-style-asian="normal" style:font-weight-asian="normal" style:font-style-complex="normal" style:font-weight-complex="normal"/>
    </style:style>
    <style:style style:name="P16" style:family="paragraph" style:parent-style-name="Preformatted_20_Text">
      <style:paragraph-properties fo:margin-top="0in" fo:margin-bottom="0in" fo:line-height="142%" fo:background-color="#354a5f" fo:padding="0.0193in" fo:border="0.0008in solid #777777">
        <style:background-image/>
      </style:paragraph-properties>
      <style:text-properties fo:color="#ffffff" style:font-name="Menlo" fo:font-size="10.5pt"/>
    </style:style>
    <style:style style:name="P17" style:family="paragraph" style:parent-style-name="Preformatted_20_Text">
      <style:paragraph-properties fo:margin-top="0in" fo:margin-bottom="0in" fo:line-height="142%" fo:background-color="#354a5f" fo:padding="0.0193in" fo:border="0.0008in solid #777777">
        <style:background-image/>
      </style:paragraph-properties>
      <style:text-properties fo:color="#ffffff"/>
    </style:style>
    <style:style style:name="P18" style:family="paragraph" style:parent-style-name="Preformatted_20_Text">
      <style:paragraph-properties fo:margin-top="0in" fo:margin-bottom="0in" fo:line-height="142%" fo:background-color="#354a5f" fo:padding="0.0193in" fo:border="0.0008in solid #777777">
        <style:background-image/>
      </style:paragraph-properties>
    </style:style>
    <style:style style:name="P19" style:family="paragraph" style:parent-style-name="Preformatted_20_Text">
      <style:paragraph-properties fo:margin-top="0in" fo:margin-bottom="0in" fo:line-height="142%" fo:background-color="transparent" fo:padding="0in" fo:border="none">
        <style:background-image/>
      </style:paragraph-properties>
      <style:text-properties fo:color="#ffffff" style:font-name="Menlo" fo:font-size="10.5pt"/>
    </style:style>
    <style:style style:name="P20" style:family="paragraph" style:parent-style-name="Preformatted_20_Text">
      <style:paragraph-properties fo:margin-top="0in" fo:margin-bottom="0in" fo:line-height="142%" fo:background-color="transparent" fo:padding="0in" fo:border="none">
        <style:background-image/>
      </style:paragraph-properties>
      <style:text-properties fo:color="#ffffff"/>
    </style:style>
    <style:style style:name="P21" style:family="paragraph" style:parent-style-name="Text_20_body">
      <style:text-properties fo:font-variant="normal" fo:text-transform="none" fo:color="#364a5f" style:font-name="Nexa" fo:font-size="12pt" fo:letter-spacing="normal" fo:font-style="normal" fo:font-weight="bold" fo:background-color="#ffffff" style:font-weight-asian="normal" style:font-weight-complex="normal"/>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text-properties fo:font-weight="normal" style:font-weight-asian="normal" style:font-weight-complex="normal"/>
    </style:style>
    <style:style style:name="P25" style:family="paragraph" style:parent-style-name="Standard" style:list-style-name="L4">
      <style:text-properties fo:font-weight="normal" style:font-weight-asian="normal" style:font-weight-complex="normal"/>
    </style:style>
    <style:style style:name="P26" style:family="paragraph" style:parent-style-name="Standard" style:list-style-name="L5">
      <style:text-properties fo:font-weight="normal" style:font-weight-asian="normal" style:font-weight-complex="normal"/>
    </style:style>
    <style:style style:name="P27" style:family="paragraph" style:parent-style-name="Standard" style:list-style-name="L6">
      <style:text-properties fo:font-weight="normal" style:font-weight-asian="normal" style:font-weight-complex="normal"/>
    </style:style>
    <style:style style:name="P28" style:family="paragraph" style:parent-style-name="Standard" style:list-style-name="L7">
      <style:paragraph-properties fo:text-align="start" style:justify-single-word="false"/>
      <style:text-properties fo:font-weight="bold" style:font-weight-asian="bold" style:font-weight-complex="bold"/>
    </style:style>
    <style:style style:name="P29"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30"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Preformatted_20_Text">
      <style:paragraph-properties fo:margin-top="0in" fo:margin-bottom="0.1965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df552d" fo:font-weight="bold"/>
    </style:style>
    <style:style style:name="T4" style:family="text">
      <style:text-properties fo:color="#f1a640" fo:font-weight="bold"/>
    </style:style>
    <style:style style:name="T5" style:family="text">
      <style:text-properties fo:font-variant="normal" fo:text-transform="none" fo:color="#364a5f" style:font-name="Nexa" fo:font-size="12pt" fo:letter-spacing="normal" fo:font-style="normal" fo:font-weight="normal" style:font-weight-asian="normal" style:font-weight-complex="normal"/>
    </style:style>
    <style:style style:name="T6" style:family="text">
      <style:text-properties fo:font-variant="normal" fo:text-transform="none" fo:color="#344a5f" style:font-name="Nexa1" fo:font-size="12pt" fo:letter-spacing="normal" fo:font-style="normal" fo:font-weight="bold" fo:background-color="#ffffff"/>
    </style:style>
    <style:style style:name="T7" style:family="text">
      <style:text-properties fo:font-variant="normal" fo:text-transform="none" fo:color="#344a5f" style:font-name="Nexa1" fo:font-size="12pt" fo:letter-spacing="normal" fo:font-style="normal" fo:font-weight="normal" fo:background-color="#ffffff" style:font-weight-asian="normal" style:font-weight-complex="normal"/>
    </style:style>
    <style:style style:name="T8" style:family="text">
      <style:text-properties fo:color="#61c08d"/>
    </style:style>
    <style:style style:name="T9" style:family="text">
      <style:text-properties fo:color="#61c08d" style:font-name="Menlo" fo:font-size="10.5pt"/>
    </style:style>
    <style:style style:name="T10" style:family="text">
      <style:text-properties style:font-name="Menlo" fo:font-size="10.5pt"/>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color="#569cd6"/>
    </style:style>
    <style:style style:name="T15" style:family="text">
      <style:text-properties fo:color="#569cd6" style:font-name="Consolas" fo:font-size="10.5pt" fo:font-weight="normal"/>
    </style:style>
    <style:style style:name="T16" style:family="text">
      <style:text-properties fo:color="#ce9178"/>
    </style:style>
    <style:style style:name="T17" style:family="text">
      <style:text-properties fo:color="#ce9178" style:font-name="Consolas" fo:font-size="10.5pt" fo:font-weight="normal"/>
    </style:style>
    <style:style style:name="T18" style:family="text">
      <style:text-properties style:font-name="Consolas" fo:font-size="10.5pt" fo:font-weight="normal"/>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59845598913640862" text:style-name="L1">
        <text:list-item>
          <text:p text:style-name="P22">When typing text out in console.logs, use command \n to add a line break and \t to add a tab, without having to use an entirely new function.</text:p>
        </text:list-item>
      </text:list>
      <text:p text:style-name="Standard"/>
      <text:p text:style-name="Standard">Example:</text:p>
      <text:p text:style-name="Standard"><text:tab/>console.log(“Hello\nWorld”); <text:s/>Will print:</text:p>
      <text:p text:style-name="Standard"><text:tab/><text:tab/>Hello</text:p>
      <text:p text:style-name="Standard"><text:tab/><text:tab/>World</text:p>
      <text:p text:style-name="Standard"><text:tab/>and console.log(“Hello\tWorld”); Will print:</text:p>
      <text:p text:style-name="Standard"><text:tab/><text:tab/>Hello<text:tab/>World.</text:p>
      <text:p text:style-name="Standard"/>
      <text:list xml:id="list7366411432858893594" text:style-name="L2">
        <text:list-item>
          <text:p text:style-name="P23">Let vs Const</text:p>
        </text:list-item>
        <text:list-item>
          <text:p text:style-name="P23">Let assigns a variable with a value, whereas const assigns a variable with a value that <text:span text:style-name="T1">cannot</text:span> be changed.</text:p>
        </text:list-item>
      </text:list>
      <text:p text:style-name="Standard">Example:</text:p>
      <text:p text:style-name="Standard"><text:tab/>let manavalue = 4;</text:p>
      <text:p text:style-name="Standard"><text:tab/>manavalue = 17;</text:p>
      <text:p text:style-name="Standard"><text:tab/>console.log(manavalue); will print out:</text:p>
      <text:p text:style-name="Standard"><text:tab/><text:tab/><text:span text:style-name="T1">17</text:span></text:p>
      <text:p text:style-name="P1"><text:tab/></text:p>
      <text:p text:style-name="Standard"><text:span text:style-name="T1"><text:tab/></text:span><text:span text:style-name="T2">const manavalue = 4;</text:span></text:p>
      <text:p text:style-name="P3"><text:tab/>manavalue = 17;</text:p>
      <text:p text:style-name="P3"><text:tab/>console.log(manavalue); will print out:</text:p>
      <text:p text:style-name="P3"><text:tab/><text:tab/>ERROR: variable assigned to one that was already constant!</text:p>
      <text:p text:style-name="P3"/>
      <text:p text:style-name="P3"><draw:frame draw:style-name="fr1" draw:name="graphics1" text:anchor-type="paragraph" svg:width="6.9252in" svg:height="4.102in" draw:z-index="0"><draw:image xlink:href="Pictures/200000070000615D000039ADA4F9391C.svm" xlink:type="simple" xlink:show="embed" xlink:actuate="onLoad"/></draw:frame></text:p>
      <text:p text:style-name="P3"/>
      <text:p text:style-name="P3"/>
      <text:p text:style-name="P3"><text:soft-page-break/></text:p>
      <text:p text:style-name="P3"/>
      <text:p text:style-name="P3">This is used for compounding variables:</text:p>
      <text:p text:style-name="P3"/>
      <text:p text:style-name="P3">Example:</text:p>
      <text:p text:style-name="P3"><text:tab/>let manavalue = 1</text:p>
      <text:p text:style-name="P3"><text:tab/>manavalue = manavalue + 1</text:p>
      <text:p text:style-name="P3"><text:tab/>console.log(manavalue);</text:p>
      <text:p text:style-name="P3">Prints:</text:p>
      <text:p text:style-name="P3"><text:tab/>2</text:p>
      <text:p text:style-name="P3"/>
      <text:p text:style-name="P3"><draw:frame draw:style-name="fr1" draw:name="graphics2" text:anchor-type="paragraph" svg:width="6.9252in" svg:height="1.6173in" draw:z-index="1"><draw:image xlink:href="Pictures/200000070000631F0000172841F405D8.svm" xlink:type="simple" xlink:show="embed" xlink:actuate="onLoad"/></draw:frame></text:p>
      <text:p text:style-name="P3"/>
      <text:p text:style-name="P3"><text:tab/>To turn code of strings into numbers, all you have to do is type number(variable). This will convert your variable to number.</text:p>
      <text:p text:style-name="P3">Example:</text:p>
      <text:p text:style-name="Standard"><text:span text:style-name="T2"><text:tab/></text:span><text:span text:style-name="T5">Example</text:span></text:p>
      <table:table table:name="Table1" table:style-name="Table1">
        <table:table-column table:style-name="Table1.A"/>
        <table:table-column table:style-name="Table1.B"/>
        <table:table-row>
          <table:table-cell table:style-name="Table1.A1" office:value-type="string">
            <text:p text:style-name="P7">1</text:p>
            <text:p text:style-name="P19">2</text:p>
            <text:p text:style-name="P7">3</text:p>
          </table:table-cell>
          <table:table-cell table:style-name="Table1.B1" office:value-type="string">
            <text:p text:style-name="P6">console.log(String(<text:span text:style-name="T3">17</text:span>));</text:p>
            <text:p text:style-name="P16">console.log(String(<text:span text:style-name="T3">123.45</text:span>));</text:p>
            <text:p text:style-name="P16">console.log(<text:span text:style-name="T4">typeof</text:span> String(<text:span text:style-name="T3">123.45</text:span>));</text:p>
          </table:table-cell>
        </table:table-row>
      </table:table>
      <text:p text:style-name="P3"/>
      <text:p text:style-name="P3">Output</text:p>
      <text:p text:style-name="P3"><text:tab/>17</text:p>
      <text:p text:style-name="P3"><text:tab/>123.45</text:p>
      <text:p text:style-name="P3"><text:tab/>String</text:p>
      <text:p text:style-name="P3"/>
      <text:p text:style-name="P3">If you want the program to ask for input, use the following code:</text:p>
      <table:table table:name="Table2" table:style-name="Table2">
        <table:table-column table:style-name="Table2.A"/>
        <table:table-column table:style-name="Table2.B"/>
        <table:table-row>
          <table:table-cell table:style-name="Table2.A1" office:value-type="string">
            <text:p text:style-name="P7">1</text:p>
            <text:p text:style-name="P19">2</text:p>
            <text:p text:style-name="P7">3</text:p>
          </table:table-cell>
          <table:table-cell table:style-name="Table2.B1" office:value-type="string">
            <text:p text:style-name="P6"><text:span text:style-name="T4">const</text:span> input = require(<text:span text:style-name="T8">'readline-sync'</text:span>);</text:p>
            <text:p text:style-name="P18"/>
            <text:p text:style-name="P16"><text:span text:style-name="T4">let</text:span> info = input.question(<text:span text:style-name="T8">"Question text... "</text:span>);</text:p>
          </table:table-cell>
        </table:table-row>
      </table:table>
      <text:p text:style-name="P3"/>
      <text:p text:style-name="P3"/>
      <text:p text:style-name="P3"/>
      <text:p text:style-name="P3"/>
      <text:p text:style-name="P3"/>
      <text:p text:style-name="P3"/>
      <text:p text:style-name="P3"/>
      <text:p text:style-name="P3"/>
      <text:p text:style-name="P3"><text:soft-page-break/></text:p>
      <text:p text:style-name="P3"/>
      <text:p text:style-name="P1">An example of input code:</text:p>
      <text:p text:style-name="P3"><draw:frame draw:style-name="fr2" draw:name="graphics3" text:anchor-type="paragraph" svg:width="6.9252in" svg:height="3.9398in" draw:z-index="2"><draw:image xlink:href="Pictures/2000000700005619000030FE09778773.svm" xlink:type="simple" xlink:show="embed" xlink:actuate="onLoad"/></draw:frame></text:p>
      <text:p text:style-name="P3"/>
      <text:p text:style-name="P1">Booleans</text:p>
      <text:list xml:id="list5220374809481257350" text:style-name="L3">
        <text:list-item>
          <text:p text:style-name="P24">You can use the type converter command to turn things into Booleans.</text:p>
        </text:list-item>
        <text:list-item>
          <text:p text:style-name="P24"><draw:frame draw:style-name="fr2" draw:name="graphics4" text:anchor-type="paragraph" svg:width="6.7957in" svg:height="1.1575in" draw:z-index="3"><draw:image xlink:href="Pictures/2000000700007B9D0000133A8FD092B2.svm" xlink:type="simple" xlink:show="embed" xlink:actuate="onLoad"/></draw:frame>Strings are considered to be <text:span text:style-name="T1">true </text:span>as long as they have at least 1 character in the string. So a blank message will yield a false.</text:p>
        </text:list-item>
        <text:list-item>
          <text:p text:style-name="P24">According to the chart below, letters that are earlier in the alphabet have a lower character value than letters later in the alphabet. ( a &lt; b for example.)</text:p>
        </text:list-item>
      </text:list>
      <text:p text:style-name="P3"><draw:frame draw:style-name="fr2" draw:name="graphics5" text:anchor-type="paragraph" svg:width="6.6752in" svg:height="4.3134in" draw:z-index="4"><draw:image xlink:href="Pictures/2000000700006353000040301CFAA378.svm" xlink:type="simple" xlink:show="embed" xlink:actuate="onLoad"/></draw:frame><text:soft-page-break/></text:p>
      <text:p text:style-name="P3"/>
      <text:p text:style-name="P1">Logical Operators</text:p>
      <text:list xml:id="list6150519203166985454" text:style-name="L4">
        <text:list-item>
          <text:p text:style-name="P25">&amp;&amp;: The result will be true ONLY if both operations are true.</text:p>
        </text:list-item>
        <text:list-item>
          <text:p text:style-name="P25">|| : This is the OR function. It will return true only if at least one of the two statements are true.</text:p>
        </text:list-item>
      </text:list>
      <text:p text:style-name="P3"><draw:frame draw:style-name="fr2" draw:name="graphics6" text:anchor-type="paragraph" svg:width="6.9252in" svg:height="2.6465in" draw:z-index="5"><draw:image xlink:href="Pictures/2000000700005A56000022865AB54ECC.svm"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1">Conditionals else/if statements</text:p>
      <text:list xml:id="list200903958067260751" text:style-name="L5">
        <text:list-item>
          <text:p text:style-name="P26">When typing an else/if statement, make sure to put a line break after the { to create a dropdown box for better aesthetic sortings.</text:p>
          <text:list>
            <text:list-item>
              <text:p text:style-name="P26">For example: </text:p>
            </text:list-item>
          </text:list>
        </text:list-item>
      </text:list>
      <text:p text:style-name="P3"><text:tab/><text:tab/><text:span text:style-name="T1">DO: <text:s text:c="4"/></text:span>if (x &gt; y) {</text:p>
      <text:p text:style-name="P3"><text:tab/><text:tab/><text:tab/>console.log(“Bigger number baybee”);}</text:p>
      <text:p text:style-name="P3"><text:tab/><text:tab/><text:span text:style-name="T1">DON'T: <text:s text:c="6"/></text:span>if (x &gt; y)</text:p>
      <text:p text:style-name="P3"><text:tab/><text:tab/><text:tab/><text:tab/>{console.log(“Bigger number baybee);}</text:p>
      <text:p text:style-name="P3"/>
      <text:p text:style-name="P3"/>
      <text:p text:style-name="P3"/>
      <text:p text:style-name="P21">Example</text:p>
      <table:table table:name="Table3" table:style-name="Table3">
        <table:table-column table:style-name="Table3.A"/>
        <table:table-column table:style-name="Table3.B"/>
        <table:table-row>
          <table:table-cell table:style-name="Table3.A1" office:value-type="string">
            <text:p text:style-name="P8"><text:s/><text:span text:style-name="T10">1</text:span></text:p>
            <text:p text:style-name="P20"><text:s/><text:span text:style-name="T10">2</text:span></text:p>
            <text:p text:style-name="P20"><text:s/><text:span text:style-name="T10">3</text:span></text:p>
            <text:p text:style-name="P20"><text:s/><text:span text:style-name="T10">4</text:span></text:p>
            <text:p text:style-name="P20"><text:s/><text:span text:style-name="T10">5</text:span></text:p>
            <text:p text:style-name="P20"><text:s/><text:span text:style-name="T10">6</text:span></text:p>
            <text:p text:style-name="P20"><text:s/><text:span text:style-name="T10">7</text:span></text:p>
            <text:p text:style-name="P20"><text:s/><text:span text:style-name="T10">8</text:span></text:p>
            <text:p text:style-name="P20"><text:s/><text:span text:style-name="T10">9</text:span></text:p>
            <text:p text:style-name="P19">10</text:p>
            <text:p text:style-name="P19">11</text:p>
            <text:p text:style-name="P7">12</text:p>
          </table:table-cell>
          <table:table-cell table:style-name="Table3.B1" office:value-type="string">
            <text:p text:style-name="P6"><text:span text:style-name="T4">let</text:span> x = <text:span text:style-name="T3">10</text:span>;</text:p>
            <text:p text:style-name="P16"><text:span text:style-name="T4">let</text:span> y = <text:span text:style-name="T3">20</text:span>;</text:p>
            <text:p text:style-name="P18"/>
            <text:p text:style-name="P16"><text:span text:style-name="T4">if</text:span> (x &gt; y) {</text:p>
            <text:p text:style-name="P17"><text:s text:c="3"/><text:span text:style-name="T10">console.log(</text:span><text:span text:style-name="T9">"x is greater than y"</text:span><text:span text:style-name="T10">);</text:span></text:p>
            <text:p text:style-name="P16">} <text:span text:style-name="T4">else</text:span> <text:span text:style-name="T4">if</text:span> (x &lt; y) {</text:p>
            <text:p text:style-name="P17"><text:s text:c="3"/><text:span text:style-name="T10">console.log(</text:span><text:span text:style-name="T9">"x is less than y"</text:span><text:span text:style-name="T10">);</text:span></text:p>
            <text:p text:style-name="P16">} <text:span text:style-name="T4">else</text:span> <text:span text:style-name="T4">if</text:span> (x % <text:span text:style-name="T3">5</text:span> === <text:span text:style-name="T3">0</text:span>) {</text:p>
            <text:p text:style-name="P17"><text:s text:c="3"/><text:span text:style-name="T10">console.log(</text:span><text:span text:style-name="T9">"x is divisible by 5"</text:span><text:span text:style-name="T10">);</text:span></text:p>
            <text:p text:style-name="P16">} <text:span text:style-name="T4">else</text:span> <text:span text:style-name="T4">if</text:span> (x % <text:span text:style-name="T3">2</text:span> === <text:span text:style-name="T3">0</text:span>) {</text:p>
            <text:p text:style-name="P17"><text:s text:c="3"/><text:span text:style-name="T10">console.log(</text:span><text:span text:style-name="T9">"x is even"</text:span><text:span text:style-name="T10">);</text:span></text:p>
            <text:p text:style-name="P16">}</text:p>
          </table:table-cell>
        </table:table-row>
      </table:table>
      <text:p text:style-name="P9"><text:span text:style-name="Strong_20_Emphasis"><text:span text:style-name="T6">Output: </text:span></text:span><text:span text:style-name="Strong_20_Emphasis"><text:span text:style-name="T7">x is less than y.</text:span></text:span></text:p>
      <text:p text:style-name="P1"/>
      <text:p text:style-name="P1"/>
      <text:p text:style-name="P4"/>
      <text:p text:style-name="P3">We can construct conditionals using if, else if, and else with a lot of flexibility. The only rules are:</text:p>
      <text:p text:style-name="P3"/>
      <text:list xml:id="list3146659317978279884" text:style-name="L6">
        <text:list-item>
          <text:p text:style-name="P27">We may not use else or else if without a preceding if statement.else and else if clauses are optional.</text:p>
        </text:list-item>
        <text:list-item>
          <text:p text:style-name="P27">Multiple else if statements may follow the if statement, but they must precede the else clause, if one is present.</text:p>
        </text:list-item>
        <text:list-item>
          <text:p text:style-name="P27">Only one else clause may be used.</text:p>
        </text:list-item>
        <text:list-item>
          <text:p text:style-name="P27">Regardless of the complexity of a conditional, no more than one of the code blocks will be executed.</text:p>
        </text:list-item>
      </text:list>
      <text:p text:style-name="P3"/>
      <text:p text:style-name="P3"/>
      <text:p text:style-name="P3"/>
      <text:p text:style-name="P3"/>
      <text:p text:style-name="P3"/>
      <text:p text:style-name="P3"><text:soft-page-break/></text:p>
      <text:p text:style-name="P2">Fresh Start Notes</text:p>
      <text:p text:style-name="P2"/>
      <text:p text:style-name="P2"/>
      <text:p text:style-name="P2"/>
      <text:p text:style-name="P2"/>
      <text:p text:style-name="P10">Hexadecimal: <text:span text:style-name="T2">How computers understand letters and numbers.</text:span></text:p>
      <text:p text:style-name="P13"/>
      <text:p text:style-name="P10">Compiler: <text:span text:style-name="T2">The tool used to convert code into binary, so the computer gets it. </text:span><text:span text:style-name="T11">(Telling a computer to compile a code is the equivalent of telling it to execute a function.)</text:span></text:p>
      <text:p text:style-name="P14"/>
      <text:p text:style-name="P11">Front-End Development: <text:span text:style-name="T2">The UI and visuals of a site.</text:span></text:p>
      <text:p text:style-name="P12"/>
      <text:p text:style-name="P11">Back-End Development: <text:span text:style-name="T2">The data collection and behind the scenes stuff.</text:span></text:p>
      <text:p text:style-name="P12"/>
      <text:p text:style-name="P12"/>
      <text:p text:style-name="P10"><text:span text:style-name="T11">PAT </text:span><text:span text:style-name="T12">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</text:span></text:p>
      <text:p text:style-name="P10"><text:span text:style-name="T12"/></text:p>
      <text:p text:style-name="P10"><text:span text:style-name="T12"/></text:p>
      <text:list xml:id="list1236308899076707481" text:style-name="L7">
        <text:list-item>
          <text:p text:style-name="P28"><text:span text:style-name="T12">The reason we want to use let instead of var is because with var, you can define multiple things as the same variable. Which is prone to errors. But with let you can't do that. Example:</text:span></text:p>
        </text:list-item>
      </text:list>
      <text:p text:style-name="P12">js</text:p>
      <text:p text:style-name="Preformatted_20_Text"><text:span text:style-name="Source_20_Text">var myName = "Chris";</text:span></text:p>
      <text:p text:style-name="P32"><text:span text:style-name="Source_20_Text">var myName = "Bob";</text:span></text:p>
      <text:p text:style-name="Text_20_body">But the following would throw an error on the second line:</text:p>
      <text:p text:style-name="Text_20_body">js</text:p>
      <text:p text:style-name="Preformatted_20_Text"><text:span text:style-name="Source_20_Text">let myName = "Chris";</text:span></text:p>
      <text:p text:style-name="P32"><text:span text:style-name="Source_20_Text">let myName = "Bob";</text:span></text:p>
      <text:p text:style-name="Text_20_body">You'd have to do this instead:</text:p>
      <text:p text:style-name="Text_20_body">js</text:p>
      <text:p text:style-name="Preformatted_20_Text"><text:span text:style-name="Source_20_Text">let myName = "Chris";</text:span></text:p>
      <text:p text:style-name="P32"><text:span text:style-name="Source_20_Text">myName = "Bob";</text:span></text:p>
      <text:p text:style-name="P32"><text:span text:style-name="Source_20_Text"><text:tab/></text:span><text:span text:style-name="Source_20_Text"><text:span text:style-name="T20">Thus, your variables are protected form shenanigans.</text:span></text:span></text:p>
      <text:p text:style-name="P31"/>
      <text:p text:style-name="P12"><draw:frame draw:style-name="fr3" draw:name="graphics7" text:anchor-type="paragraph" svg:width="6.9252in" svg:height="8.9in" draw:z-index="6"><draw:image xlink:href="Pictures/2000000700005123000068499DDE84E9.svm" xlink:type="simple" xlink:show="embed" xlink:actuate="onLoad"/></draw:frame><text:soft-page-break/></text:p>
      <text:p text:style-name="P12"/>
      <text:p text:style-name="P12"><text:soft-page-break/></text:p>
      <text:p text:style-name="P12"/>
      <text:p text:style-name="P10"><text:span text:style-name="T13">// </text:span><text:span text:style-name="T12">is used for making comments</text:span></text:p>
      <text:p text:style-name="P12">/*This is used</text:p>
      <text:p text:style-name="P12">for making multi line comments.*/</text:p>
      <text:p text:style-name="P12"/>
      <text:p text:style-name="P15">git config --global <text:span text:style-name="T14">user.email</text:span> <text:span text:style-name="T16">"you@example.com"</text:span></text:p>
      <text:p text:style-name="P5">  <text:span text:style-name="T18">git config --global </text:span><text:span text:style-name="T15">user.name</text:span><text:span text:style-name="T18"> </text:span><text:span text:style-name="T17">"Your Nam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Menlo" svg:font-family="Menlo, Monaco, Consolas, 'Courier New', monospace"/>
    <style:font-face style:name="Nexa" svg:font-family="Nexa"/>
    <style:font-face style:name="Nexa1" svg:font-family="Nexa, Monsterrat,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ゴシック" svg:font-family="'ＭＳ ゴシック'"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ゴシック"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ゴシック"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ＭＳ Ｐゴシック1"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B</meta:initial-creator>
    <meta:creation-date>2022-08-11T09:27:31.89</meta:creation-date>
    <dc:date>2023-09-10T13:09:21.78</dc:date>
    <dc:creator>Jonathan B</dc:creator>
    <meta:editing-duration>PT17H31M3S</meta:editing-duration>
    <meta:editing-cycles>16</meta:editing-cycles>
    <meta:generator>OpenOffice/4.1.7$Win32 OpenOffice.org_project/417m1$Build-9800</meta:generator>
    <meta:document-statistic meta:table-count="3" meta:image-count="7" meta:object-count="0" meta:page-count="8" meta:paragraph-count="114" meta:word-count="679" meta:character-count="3805"/>
  </office:meta>
</office:document-meta>
</file>